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09-27" calcext:value-type="date">
            <text:p>27/09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12-23" calcext:value-type="date">
            <text:p>23/12/2024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9" office:value-type="string" calcext:value-type="string">
            <text:p>Mens. 08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9-30" calcext:value-type="date">
            <text:p>30/09/2025</text:p>
          </table:table-cell>
          <table:table-cell table:style-name="ce49" office:value-type="string" calcext:value-type="string">
            <text:p>Mens. 09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5])" office:value-type="float" office:value="1950" calcext:value-type="float">
            <text:p>1.9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7.290562942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7.29263791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10-01T10:56:57.648993144</dc:date>
    <dc:language>pt-PT</dc:language>
    <meta:editing-cycles>573</meta:editing-cycles>
    <meta:editing-duration>P1DT7H33M51S</meta:editing-duration>
    <meta:document-statistic meta:table-count="1" meta:cell-count="96" meta:object-count="0"/>
    <meta:user-defined meta:name="Info 0"/>
    <meta:user-defined meta:name="Info 1"/>
    <meta:user-defined meta:name="Info 2"/>
    <meta:user-defined meta:name="Info 3"/>
  </office:meta>
</office:document-meta>
</file>